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 style:master-page-name="">
      <style:paragraph-properties fo:line-height="150%" style:page-number="auto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 style:list-style-name="L1">
      <style:paragraph-properties fo:line-height="150%"/>
    </style:style>
    <style:style style:name="P4" style:family="paragraph" style:parent-style-name="Standard" style:list-style-name="L2">
      <style:paragraph-properties fo:line-height="150%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8 Bibliografia</text:p>
      <text:p text:style-name="P1"/>
      <text:list text:style-name="L1">
        <text:list-item>
          <text:p text:style-name="P3">„Symfonia C++”</text:p>
        </text:list-item>
        <text:list-item>
          <text:p text:style-name="P3"/>
        </text:list-item>
      </text:list>
      <text:list text:style-name="L2">
        <text:list-item>
          <text:p text:style-name="P4">„The Ruby Way” ( w polskim wydaniu:„Ruby: Tao programowania w 400 przykładach” ) </text:p>
        </text:list-item>
        <text:list-item>
          <text:p text:style-name="P4"/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 No9 L" fo:font-size="12pt" fo:language="pl" fo:country="PL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meta:creation-date>2008-05-26T13:39:04</meta:creation-date>
    <dc:date>2008-07-18T01:18:13</dc:date>
    <meta:editing-cycles>3</meta:editing-cycles>
    <meta:editing-duration>PT27M9S</meta:editing-duration>
    <meta:user-defined meta:name="Informacja 1"/>
    <meta:user-defined meta:name="Informacja 2"/>
    <meta:user-defined meta:name="Informacja 3"/>
    <meta:user-defined meta:name="Informacja 4"/>
    <meta:document-statistic meta:table-count="0" meta:image-count="0" meta:object-count="0" meta:page-count="1" meta:paragraph-count="3" meta:word-count="16" meta:character-count="109"/>
  </office:meta>
</office:document-meta>
</file>